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3a8" officeooo:paragraph-rsid="001e23a8"/>
    </style:style>
    <style:style style:name="P2" style:family="paragraph" style:parent-style-name="Standard">
      <style:text-properties officeooo:rsid="001f67b2" officeooo:paragraph-rsid="001f67b2"/>
    </style:style>
    <style:style style:name="P3" style:family="paragraph" style:parent-style-name="Standard">
      <style:text-properties officeooo:rsid="001e23a8" officeooo:paragraph-rsid="00210afe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210afe" officeooo:paragraph-rsid="00210afe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210afe" officeooo:paragraph-rsid="00210afe"/>
    </style:style>
    <style:style style:name="P6" style:family="paragraph" style:parent-style-name="Standard">
      <style:text-properties fo:font-style="italic" officeooo:rsid="001e23a8" officeooo:paragraph-rsid="00210afe" style:font-style-asian="italic" style:font-style-complex="italic"/>
    </style:style>
    <style:style style:name="P7" style:family="paragraph" style:parent-style-name="Standard">
      <style:text-properties fo:font-style="italic" officeooo:rsid="001e23a8" officeooo:paragraph-rsid="001e23a8" style:font-style-asian="italic" style:font-style-complex="italic"/>
    </style:style>
    <style:style style:name="P8" style:family="paragraph" style:parent-style-name="Standard">
      <style:text-properties fo:font-style="italic" fo:font-weight="normal" officeooo:rsid="002455e1" officeooo:paragraph-rsid="00210afe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2455e1" officeooo:paragraph-rsid="002455e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e23a8" officeooo:paragraph-rsid="002455e1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ize="12pt" fo:font-style="italic" officeooo:rsid="001f67b2" officeooo:paragraph-rsid="001f67b2" style:font-size-asian="12pt" style:font-style-asian="italic" style:font-size-complex="12pt" style:font-style-complex="italic"/>
    </style:style>
    <style:style style:name="P12" style:family="paragraph" style:parent-style-name="Standard">
      <style:text-properties fo:font-size="12pt" fo:font-style="italic" fo:font-weight="bold" officeooo:rsid="001f67b2" officeooo:paragraph-rsid="001f67b2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officeooo:rsid="001f67b2" officeooo:paragraph-rsid="001f67b2" style:font-size-asian="12pt" style:font-size-complex="12pt"/>
    </style:style>
    <style:style style:name="P14" style:family="paragraph" style:parent-style-name="Standard">
      <style:text-properties officeooo:paragraph-rsid="001f67b2"/>
    </style:style>
    <style:style style:name="P15" style:family="paragraph" style:parent-style-name="Standard">
      <style:text-properties fo:font-size="16pt" officeooo:rsid="00210afe" officeooo:paragraph-rsid="00210afe" style:font-size-asian="16pt" style:font-size-complex="16pt"/>
    </style:style>
    <style:style style:name="P16" style:family="paragraph" style:parent-style-name="Standard">
      <style:text-properties fo:font-size="16pt" officeooo:rsid="0026673a" officeooo:paragraph-rsid="0026673a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210afe" officeooo:paragraph-rsid="00210afe" style:font-size-asian="16pt" style:font-weight-asian="bold" style:font-size-complex="16pt" style:font-weight-complex="bold"/>
    </style:style>
    <style:style style:name="T1" style:family="text">
      <style:text-properties officeooo:rsid="001e23a8"/>
    </style:style>
    <style:style style:name="T2" style:family="text">
      <style:text-properties officeooo:rsid="00210af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style="italic" officeooo:rsid="00210afe" style:font-size-asian="12pt" style:font-style-asian="italic" style:font-size-complex="12pt" style:font-style-complex="italic"/>
    </style:style>
    <style:style style:name="T6" style:family="text">
      <style:text-properties fo:font-size="12pt" fo:font-style="italic" officeooo:rsid="001f67b2" style:font-size-asian="12pt" style:font-style-asian="italic" style:font-size-complex="12pt" style:font-style-complex="italic"/>
    </style:style>
    <style:style style:name="T7" style:family="text">
      <style:text-properties fo:font-size="12pt" fo:font-style="italic" officeooo:rsid="001e23a8" style:font-size-asian="12pt" style:font-style-asian="italic" style:font-size-complex="12pt" style:font-style-complex="italic"/>
    </style:style>
    <style:style style:name="T8" style:family="text">
      <style:text-properties fo:font-size="12pt" fo:font-style="italic" officeooo:rsid="002455e1" style:font-size-asian="12pt" style:font-style-asian="italic" style:font-size-complex="12pt" style:font-style-complex="italic"/>
    </style:style>
    <style:style style:name="T9" style:family="text">
      <style:text-properties officeooo:rsid="002455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xperiment 2</text:p>
      <text:p text:style-name="P4"/>
      <text:p text:style-name="P15"><text:span text:style-name="T4">Aim</text:span>:- To install ns3 in ubuntu 16.04 lts.</text:p>
      <text:p text:style-name="P15"/>
      <text:p text:style-name="P16">Steps to install ns3 are:-</text:p>
      <text:p text:style-name="P1"/>
      <text:p text:style-name="P5">1. Go to terminal by pressing Ctrl+Alt+T key</text:p>
      <text:p text:style-name="P5"/>
      <text:p text:style-name="P5">2. Type command in terminal</text:p>
      <text:p text:style-name="P5"/>
      <text:p text:style-name="P6"><text:span text:style-name="T4">sudo apt-get install gcc g++ python python-dev qt4-dev-tools libgtk-3-dev python-pygoocanvas python-pygraphviz openjdk-8-jdk gnuplot wireshark </text:span></text:p>
      <text:p text:style-name="P8"/>
      <text:p text:style-name="P9">Packages required to run ns3 are (List of dependencies):</text:p>
      <text:p text:style-name="P10">- gcc </text:p>
      <text:p text:style-name="P10">- g++ </text:p>
      <text:p text:style-name="P10">- python </text:p>
      <text:p text:style-name="P10">- python-dev </text:p>
      <text:p text:style-name="P10">- qt4-dev-tools </text:p>
      <text:p text:style-name="P10">- libgtk-3-dev </text:p>
      <text:p text:style-name="P10">- python-pygoocanvas </text:p>
      <text:p text:style-name="P10">- python-pygraphviz </text:p>
      <text:p text:style-name="P10">- openjdk-8-jdk </text:p>
      <text:p text:style-name="P10">- gnuplot </text:p>
      <text:p text:style-name="P10">- wireshark </text:p>
      <text:p text:style-name="P7"/>
      <text:p text:style-name="P5">Note: Before changing the directory make sure that nsallinone tar file is unzipped</text:p>
      <text:p text:style-name="P5"/>
      <text:p text:style-name="P3"><text:span text:style-name="T9">3. </text:span><text:span text:style-name="T3">cd Desktop/ns-allinone-3.28/</text:span></text:p>
      <text:p text:style-name="P1"/>
      <text:p text:style-name="P1"><text:span text:style-name="T9">4. type command </text:span><text:span text:style-name="T3">./build.py --enable-examples –enable-tests</text:span></text:p>
      <text:p text:style-name="P1"/>
      <text:p text:style-name="P2"><text:span text:style-name="T9">5. </text:span><text:span text:style-name="T4">cd ns-3.28/</text:span></text:p>
      <text:p text:style-name="P2"/>
      <text:p text:style-name="P14"><text:span text:style-name="T8">6</text:span><text:span text:style-name="T5">. G</text:span><text:span text:style-name="T6">o <text:s/>to <text:s/></text:span><text:span text:style-name="T7">ns-allinone-3.28/</text:span><text:span text:style-name="T6">ns-3.28/examples/tutorial/(copy first.cc file to)</text:span></text:p>
      <text:p text:style-name="P11"/>
      <text:p text:style-name="P12"><text:span text:style-name="T1">ns-allinone-3.28/</text:span>ns-3.28/scratch/</text:p>
      <text:p text:style-name="P11">copy here</text:p>
      <text:p text:style-name="P13"/>
      <text:p text:style-name="P12">./waf --run scratch/first</text:p>
      <text:p text:style-name="P12"/>
      <text:p text:style-name="P12">./waf --run scratch/first –vis</text:p>
      <text:p text:style-name="P12"/>
      <text:p text:style-name="P11">(press F3 to ch<text:span text:style-name="T2">eck</text:span> connectivit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07:36:05.050304955</meta:creation-date>
    <dc:date>2019-01-23T07:01:53.088803934</dc:date>
    <meta:editing-duration>PT18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123" meta:character-count="884" meta:non-whitespace-character-count="778"/>
  </office:meta>
</office:document-meta>
</file>